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co1" style:family="table-column">
      <style:table-column-properties style:column-width="5.868cm" style:use-optimal-column-width="false"/>
    </style:style>
    <style:style style:name="co2" style:family="table-column">
      <style:table-column-properties style:column-width="4.224cm" style:use-optimal-column-width="false"/>
    </style:style>
    <style:style style:name="co3" style:family="table-column">
      <style:table-column-properties style:column-width="5.735cm" style:use-optimal-column-width="false"/>
    </style:style>
    <style:style style:name="co4" style:family="table-column">
      <style:table-column-properties style:column-width="4.394cm" style:use-optimal-column-width="false"/>
    </style:style>
    <style:style style:name="co5" style:family="table-column">
      <style:table-column-properties style:column-width="3.968cm" style:use-optimal-column-width="false"/>
    </style:style>
    <style:style style:name="ro1" style:family="table-row">
      <style:table-row-properties style:row-height="1.151cm"/>
    </style:style>
    <style:style style:name="ro2" style:family="table-row">
      <style:table-row-properties style:row-height="4.174cm"/>
    </style:style>
    <style:style style:name="ro3" style:family="table-row">
      <style:table-row-properties style:row-height="-0.062cm"/>
    </style:style>
    <style:style style:name="ro4" style:family="table-row">
      <style:table-row-properties style:row-height="4.385cm"/>
    </style:style>
    <style:style style:name="ro5" style:family="table-row">
      <style:table-row-properties style:row-height="-1.19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10.091cm" svg:height="5.324cm" svg:x="11.195cm" svg:y="1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Gadget</text:p>
              </table:table-cell>
              <table:covered-table-cell/>
            </table:table-row>
            <table:table-row table:style-name="ro2" table:default-cell-style-name="gray2">
              <table:table-cell>
                <text:p>Gadget List</text:p>
                <text:p>Price</text:p>
                <text:p/>
              </table:table-cell>
              <table:table-cell>
                <text:p>Brand</text:p>
                <text:p>Specification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10.128cm" svg:height="5.356cm" svg:x="2.907cm" svg:y="7.99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 table:number-columns-spanned="2">
                <text:p text:style-name="P1">Brand</text:p>
              </table:table-cell>
              <table:covered-table-cell/>
            </table:table-row>
            <table:table-row table:style-name="ro4" table:default-cell-style-name="gray2">
              <table:table-cell>
                <text:p>Brand list</text:p>
                <text:p>Type</text:p>
                <text:p>Price</text:p>
                <text:p>Release year</text:p>
              </table:table-cell>
              <table:table-cell>
                <text:p>Gadget</text:p>
                <text:p>Specifica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9.702cm" svg:height="5.356cm" svg:x="18.177cm" svg:y="10.8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5" table:default-cell-style-name="ce1">
              <table:table-cell table:number-columns-spanned="2">
                <text:p text:style-name="P1">Specification</text:p>
              </table:table-cell>
              <table:covered-table-cell/>
            </table:table-row>
            <table:table-row table:style-name="ro4" table:default-cell-style-name="gray2">
              <table:table-cell>
                <text:p>Processor</text:p>
                <text:p>Memory</text:p>
                <text:p>Storage</text:p>
              </table:table-cell>
              <table:table-cell>
                <text:p>Gadget</text:p>
                <text:p>Brand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11.195cm" svg:y1="3.925cm" svg:x2="7.971cm" svg:y2="7.997cm" draw:start-shape="id1" draw:start-glue-point="3" draw:end-shape="id2" svg:d="M11195 3925h-3224v4072" svg:viewBox="0 0 3225 4073">
          <text:p/>
        </draw:connector>
        <draw:connector draw:style-name="gr1" draw:text-style-name="P1" draw:layer="layout" svg:x1="16.24cm" svg:y1="6.587cm" svg:x2="23.028cm" svg:y2="10.81cm" draw:start-shape="id1" draw:start-glue-point="2" draw:end-shape="id3" svg:d="M16240 6587v2112h6788v2111" svg:viewBox="0 0 6789 4224">
          <text:p/>
        </draw:connector>
        <draw:connector draw:style-name="gr1" draw:text-style-name="P1" draw:layer="layout" svg:x1="13.035cm" svg:y1="10.675cm" svg:x2="18.177cm" svg:y2="13.488cm" draw:start-shape="id2" draw:start-glue-point="1" draw:end-shape="id3" svg:d="M13035 10675h2572v2813h2570" svg:viewBox="0 0 5143 28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6:18:32.309171269</meta:creation-date>
    <meta:editing-duration>PT8M31S</meta:editing-duration>
    <meta:editing-cycles>4</meta:editing-cycles>
    <meta:generator>LibreOffice/6.0.7.3$Linux_X86_64 LibreOffice_project/00m0$Build-3</meta:generator>
    <dc:date>2019-10-30T11:10:41.446768694</dc:date>
    <meta:document-statistic meta:object-count="6"/>
  </office:meta>
</office:document-meta>
</file>